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bb2de" officeooo:paragraph-rsid="001bb2de"/>
    </style:style>
    <style:style style:name="P2" style:family="paragraph" style:parent-style-name="Preformatted_20_Text">
      <style:text-properties officeooo:rsid="001d0e43" officeooo:paragraph-rsid="001d0e43"/>
    </style:style>
    <style:style style:name="P3" style:family="paragraph" style:parent-style-name="Preformatted_20_Text">
      <style:text-properties officeooo:rsid="001e7a76" officeooo:paragraph-rsid="001e7a76"/>
    </style:style>
    <style:style style:name="T1" style:family="text">
      <style:text-properties officeooo:rsid="001da9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по первой лабораторной работе по дисциплине «Базы данных» студент Исайчев В.С. гр. 5130904/30103</text:p>
      <text:p text:style-name="P1"/>
      <text:p text:style-name="P1">Ход работы:</text:p>
      <text:p text:style-name="P1">Создаем нового пользователя postgres</text:p>
      <text:p text:style-name="P1"><text:tab/>sudo -u postgres creatuser dblabs1</text:p>
      <text:p text:style-name="P1">Создаем нового пользователя ubuntu<text:line-break/><text:tab/>sudo adduser dblabs1</text:p>
      <text:p text:style-name="P1">Изменяем пароль для аккаунта postgres</text:p>
      <text:p text:style-name="P1"><text:tab/>ALTER USER dblabs1 IDENTIFIED BY „a“</text:p>
      <text:p text:style-name="P2">Создаем базу данных для dblabs1</text:p>
      <text:p text:style-name="P2"><text:tab/>sudo -u postgres psql -f create_db.sql</text:p>
      <text:p text:style-name="P2"/>
      <text:p text:style-name="P2">// create_db.sql</text:p>
      <text:p text:style-name="P2">CREATE DATABASE dblabs1;</text:p>
      <text:p text:style-name="P2"/>
      <text:p text:style-name="P2">Создаем таблицы </text:p>
      <text:p text:style-name="P2"><text:tab/>sudo -u dblabs1 <text:span text:style-name="T1">psql -f create_tables.sql</text:span></text:p>
      <text:p text:style-name="P2"/>
      <text:p text:style-name="P2">// <text:span text:style-name="T1">create_tables.sql</text:span></text:p>
      <text:p text:style-name="P2">CREATE TABLE cars (</text:p>
      <text:p text:style-name="P2"><text:s text:c="4"/>id INTEGER PRIMARY KEY GENERATED ALWAYS AS IDENTITY,</text:p>
      <text:p text:style-name="P2"><text:s text:c="4"/>num VARCHAR(10) NOT NULL UNIQUE,</text:p>
      <text:p text:style-name="P2"><text:s text:c="4"/>color VARCHAR(30),</text:p>
      <text:p text:style-name="P2"><text:s text:c="4"/>mark VARCHAR(80),</text:p>
      <text:p text:style-name="P2"><text:s text:c="4"/>is_foreign BOOLEAN NOT NULL</text:p>
      <text:p text:style-name="P2">);</text:p>
      <text:p text:style-name="P2">CREATE TABLE masters (</text:p>
      <text:p text:style-name="P2"><text:s text:c="2"/>id INTEGER PRIMARY KEY GENERATED ALWAYS AS IDENTITY,</text:p>
      <text:p text:style-name="P2"><text:s text:c="2"/>name VARCHAR(200) NOT NULL</text:p>
      <text:p text:style-name="P2">);</text:p>
      <text:p text:style-name="P2">CREATE TABLE services (</text:p>
      <text:p text:style-name="P2"><text:s text:c="4"/>id INTEGER PRIMARY KEY GENERATED ALWAYS AS IDENTITY,</text:p>
      <text:p text:style-name="P2"><text:s text:c="4"/>name VARCHAR(200) NOT NULL,</text:p>
      <text:p text:style-name="P2"><text:s text:c="4"/>cost_our NUMERIC(10,2),</text:p>
      <text:p text:style-name="P2"><text:s text:c="4"/>cost_foreign NUMERIC(10,2)</text:p>
      <text:p text:style-name="P2">);</text:p>
      <text:p text:style-name="P2">CREATE TABLE works (</text:p>
      <text:p text:style-name="P2"><text:s text:c="2"/>id INTEGER PRIMARY KEY GENERATED ALWAYS AS IDENTITY,</text:p>
      <text:p text:style-name="P2"><text:s text:c="4"/>date_work DATE NOT NULL,</text:p>
      <text:p text:style-name="P2"><text:s text:c="4"/>master_id INTEGER NOT NULL,</text:p>
      <text:p text:style-name="P2"><text:s text:c="4"/>car_id INTEGER NOT NULL,</text:p>
      <text:p text:style-name="P2"><text:s text:c="4"/>service_id INTEGER NOT NULL</text:p>
      <text:p text:style-name="P2">);</text:p>
      <text:p text:style-name="P2"/>
      <text:p text:style-name="P3">Создаем связи между таблицами</text:p>
      <text:p text:style-name="P3"><text:tab/>sudo -u dblabs1 psql -f set_connections.sql</text:p>
      <text:p text:style-name="P3"/>
      <text:p text:style-name="P3">// set_connections.sq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9T15:39:15.805095787</dc:date>
    <meta:editing-duration>PT1H44M35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41" meta:word-count="174" meta:character-count="1253" meta:non-whitespace-character-count="1055"/>
  </office:meta>
</office:document-meta>
</file>